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29409"/>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7"/>
    <style:style style:name="P5" style:family="paragraph" style:parent-style-name="Text_20_body">
      <style:text-properties officeooo:rsid="00029409" officeooo:paragraph-rsid="00029409"/>
    </style:style>
    <style:style style:name="P6" style:family="paragraph" style:parent-style-name="Text_20_body">
      <style:text-properties fo:color="#800000"/>
    </style:style>
    <style:style style:name="P7" style:family="paragraph" style:parent-style-name="Text_20_body">
      <style:text-properties officeooo:paragraph-rsid="00029409"/>
    </style:style>
    <style:style style:name="P8" style:family="paragraph" style:parent-style-name="Text_20_body">
      <style:text-properties fo:color="#000033" officeooo:rsid="00036eda" officeooo:paragraph-rsid="00036eda"/>
    </style:style>
    <style:style style:name="P9" style:family="paragraph" style:parent-style-name="Text_20_body">
      <style:paragraph-properties fo:margin-top="0cm" fo:margin-bottom="0cm" style:contextual-spacing="false"/>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Preformatted_20_Text">
      <style:text-properties fo:color="#996600"/>
    </style:style>
    <style:style style:name="P15" style:family="paragraph" style:parent-style-name="Preformatted_20_Text">
      <style:paragraph-properties fo:margin-top="0cm" fo:margin-bottom="0.499cm" style:contextual-spacing="false"/>
    </style:style>
    <style:style style:name="P16" style:family="paragraph" style:parent-style-name="Preformatted_20_Text" style:list-style-name="L5">
      <style:paragraph-properties fo:margin-top="0cm" fo:margin-bottom="0.499cm" style:contextual-spacing="false"/>
      <style:text-properties fo:color="#007826"/>
    </style:style>
    <style:style style:name="P17" style:family="paragraph" style:parent-style-name="Preformatted_20_Text">
      <style:paragraph-properties fo:margin-top="0cm" fo:margin-bottom="0.499cm" style:contextual-spacing="false"/>
      <style:text-properties officeooo:paragraph-rsid="00036eda"/>
    </style:style>
    <style:style style:name="T1" style:family="text">
      <style:text-properties fo:color="#800000"/>
    </style:style>
    <style:style style:name="T2" style:family="text">
      <style:text-properties fo:color="#007826"/>
    </style:style>
    <style:style style:name="T3" style:family="text">
      <style:text-properties fo:color="#996600"/>
    </style:style>
    <style:style style:name="T4" style:family="text">
      <style:text-properties fo:color="#996600" fo:font-weight="bold" style:font-weight-asian="bold" style:font-weight-complex="bold"/>
    </style:style>
    <style:style style:name="T5" style:family="text">
      <style:text-properties fo:color="#996600" fo:font-weight="bold" officeooo:rsid="00036eda" style:font-weight-asian="bold" style:font-weight-complex="bold"/>
    </style:style>
    <style:style style:name="T6" style:family="text">
      <style:text-properties officeooo:rsid="00036eda"/>
    </style:style>
    <style:style style:name="T7" style:family="text">
      <style:text-properties fo:font-weight="bold" style:font-weight-asian="bold" style:font-weight-complex="bold"/>
    </style:style>
    <style:style style:name="T8" style:family="text">
      <style:text-properties fo:font-weight="bold" officeooo:rsid="00036eda" style:font-weight-asian="bold" style:font-weight-complex="bold"/>
    </style:style>
    <style:style style:name="T9" style:family="text">
      <style:text-properties fo:color="#9966cc" fo:font-weight="bold" officeooo:rsid="00036eda"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ariaid-title1"/>Initializing a multiple node cluster (multiple datacenters)</text:h>
      <text:p text:style-name="Standard"/>
      <text:p text:style-name="Standard"/>
      <text:p text:style-name="Standard"/>
      <text:p text:style-name="Standard"/>
      <text:p text:style-name="Standard"/>
      <text:list xml:id="list487775750335868912" text:style-name="L1">
        <text:list-item>
          <text:p text:style-name="P10">Install Cassandra on each node. </text:p>
        </text:list-item>
      </text:list>
      <text:list xml:id="list6684191474960358381" text:style-name="L2">
        <text:list-item>
          <text:p text:style-name="P11">Choose a name for the cluster. </text:p>
        </text:list-item>
      </text:list>
      <text:list xml:id="list5426393188588656735" text:style-name="L3">
        <text:list-item>
          <text:p text:style-name="P12">Get the IP address of each node. </text:p>
        </text:list-item>
      </text:list>
      <text:list xml:id="list4941523500076147690" text:style-name="L4">
        <text:list-item>
          <text:p text:style-name="P2">Determine which nodes will be seed nodes. <text:span text:style-name="Strong_20_Emphasis">Do not make all nodes seed nodes.</text:span> Please read <text:a xlink:type="simple" xlink:href="https://docs.datastax.com/en/cassandra/2.1/cassandra/architecture/architectureGossipAbout_c.html">Internode communications (gossip)</text:a>.</text:p>
        </text:list-item>
      </text:list>
      <text:p text:style-name="Text_20_body"/>
      <text:p text:style-name="Text_20_body"/>
      <text:p text:style-name="Standard">Suppose you install Cassandra on these nodes: </text:p>
      <text:p text:style-name="Preformatted_20_Text"><text:span text:style-name="Source_20_Text"><text:span text:style-name="T1">node0 10.168.66.41 (seed1)</text:span></text:span></text:p>
      <text:p text:style-name="Preformatted_20_Text"><text:span text:style-name="Source_20_Text"><text:span text:style-name="T1">node1 10.176.43.66</text:span></text:span></text:p>
      <text:p text:style-name="Preformatted_20_Text"><text:span text:style-name="Source_20_Text"><text:span text:style-name="T1">node2 10.168.247.41</text:span></text:span></text:p>
      <text:p text:style-name="Preformatted_20_Text"><text:span text:style-name="Source_20_Text"><text:span text:style-name="T1">node3 10.176.170.59 (seed2)</text:span></text:span></text:p>
      <text:p text:style-name="Preformatted_20_Text"><text:span text:style-name="Source_20_Text"><text:span text:style-name="T1">node4 10.169.61.170</text:span></text:span></text:p>
      <text:p text:style-name="P15"><text:span text:style-name="Source_20_Text"><text:span text:style-name="T1">node5 10.169.30.138</text:span></text:span></text:p>
      <text:p text:style-name="P6"/>
      <text:p text:style-name="Text_20_body"/>
      <text:p text:style-name="Text_20_body">If you have a firewall running in your cluster, you must open certain ports for communication between the nodes. See <text:a xlink:type="simple" xlink:href="https://docs.datastax.com/en/cassandra/2.1/cassandra/security/secureFireWall_r.html">Configuring firewall port access</text:a>.</text:p>
      <text:p text:style-name="Text_20_body"/>
      <text:p text:style-name="Text_20_body"/>
      <text:p text:style-name="Text_20_body"/>
      <text:p text:style-name="Text_20_body"><text:bookmark text:name="task_ds_scs_sf5_fk__d52e148"/>Stop Cassandra: </text:p>
      <text:list xml:id="list9026272076781462341" text:style-name="L5">
        <text:list-header>
          <text:p text:style-name="P16">$ sudo service cassandra stop</text:p>
        </text:list-header>
        <text:list-item>
          <text:p text:style-name="P3">Clear the data: </text:p>
          <text:p text:style-name="P16">$ sudo rm -rf /var/lib/cassandra/data/system/*</text:p>
        </text:list-item>
      </text:list>
      <text:p text:style-name="Text_20_body"/>
      <text:p text:style-name="Text_20_body"/>
      <text:p text:style-name="Text_20_body">If the nodes in the cluster are identical in terms of disk layout, shared libraries, and so on, you can use the same copy of the cassandra.yaml file on all of them.</text:p>
      <text:p text:style-name="Text_20_body"><text:soft-page-break/>Example:</text:p>
      <text:p text:style-name="Preformatted_20_Text"><text:span text:style-name="Source_20_Text"><text:span text:style-name="T2">cluster_name: 'MyCassandraCluster'</text:span></text:span></text:p>
      <text:p text:style-name="Preformatted_20_Text"><text:span text:style-name="Source_20_Text"><text:span text:style-name="T2">num_tokens: 256</text:span></text:span></text:p>
      <text:p text:style-name="Preformatted_20_Text"><text:span text:style-name="Source_20_Text"><text:span text:style-name="T2">seed_provider:</text:span></text:span></text:p>
      <text:p text:style-name="Preformatted_20_Text"><text:span text:style-name="Source_20_Text"><text:span text:style-name="T2"><text:s text:c="2"/>- class_name: org.apache.cassandra.locator.SimpleSeedProvider</text:span></text:span></text:p>
      <text:p text:style-name="Preformatted_20_Text"><text:span text:style-name="Source_20_Text"><text:span text:style-name="T2"><text:s text:c="4"/>parameters:</text:span></text:span></text:p>
      <text:p text:style-name="Preformatted_20_Text"><text:span text:style-name="Source_20_Text"><text:span text:style-name="T2"><text:s text:c="9"/>- seeds: <text:s/>"10.168.66.41,10.176.170.59"</text:span></text:span></text:p>
      <text:p text:style-name="Preformatted_20_Text"><text:span text:style-name="Source_20_Text"><text:span text:style-name="T2">listen_address:</text:span></text:span></text:p>
      <text:p text:style-name="P15"><text:span text:style-name="Source_20_Text"><text:span text:style-name="T2">endpoint_snitch: GossipingPropertyFileSnitch</text:span></text:span></text:p>
      <text:p text:style-name="P9"/>
      <text:p text:style-name="P9">Note: Include at least one node from <text:span text:style-name="Emphasis">each</text:span> datacenter.</text:p>
      <text:list xml:id="list8402130142882725974" text:style-name="L7">
        <text:list-item>
          <text:p text:style-name="P4">In the <text:span text:style-name="T2">cassandra-rackdc.properties file,</text:span> assign the data center and rack names you determined in the Prerequisites. For example: </text:p>
        </text:list-item>
      </text:list>
      <text:p text:style-name="Text_20_body"/>
      <text:p text:style-name="Text_20_body"/>
      <text:p text:style-name="Text_20_body"><text:span text:style-name="Strong_20_Emphasis">Nodes 0 to 2</text:span></text:p>
      <text:p text:style-name="Preformatted_20_Text"><text:span text:style-name="Source_20_Text"># indicate the rack and dc for this node</text:span></text:p>
      <text:p text:style-name="Preformatted_20_Text"><text:span text:style-name="Source_20_Text"><text:span text:style-name="T3">dc=DC1</text:span></text:span></text:p>
      <text:p text:style-name="P15"><text:span text:style-name="Source_20_Text"><text:span text:style-name="T3">rack=RAC1</text:span></text:span></text:p>
      <text:p text:style-name="Text_20_body"/>
      <text:p text:style-name="Text_20_body"/>
      <text:p text:style-name="Text_20_body"><text:span text:style-name="Strong_20_Emphasis">Nodes 3 to 5</text:span></text:p>
      <text:p text:style-name="Preformatted_20_Text"><text:span text:style-name="Source_20_Text"># indicate the rack and dc for this node</text:span></text:p>
      <text:p text:style-name="Preformatted_20_Text"><text:span text:style-name="Source_20_Text"><text:span text:style-name="T3">dc=DC2</text:span></text:span></text:p>
      <text:p text:style-name="P15"><text:span text:style-name="Source_20_Text"><text:span text:style-name="T3">rack=RAC1</text:span></text:span></text:p>
      <text:list xml:id="list1015363424099259759" text:style-name="L8">
        <text:list-item>
          <text:p text:style-name="P13">After you have installed and configured Cassandra on all nodes, start the seed nodes one at a time, and then start the rest of the nodes. </text:p>
        </text:list-item>
      </text:list>
      <text:p text:style-name="Text_20_body">Note: If the node has restarted because of automatic restart, you must first stop the node and clear the data directories, as described <text:a xlink:type="simple" xlink:href="https://docs.datastax.com/en/cassandra/2.1/cassandra/initialize/initializeSingleDS.html#task_ds_h1j_ryt_fk__single-ds-step-3">above</text:a>. </text:p>
      <text:p text:style-name="Text_20_body"/>
      <text:p text:style-name="Text_20_body">Package installations:</text:p>
      <text:p text:style-name="P15">$ <text:span text:style-name="T3">sudo service cassandra start</text:span></text:p>
      <text:p text:style-name="P14">nodetool status</text:p>
      <text:p text:style-name="Text_20_body"/>
      <text:p text:style-name="P5">shows diffrent datacenters listed on each node</text:p>
      <text:p text:style-name="P5"/>
      <text:p text:style-name="P5"/>
      <text:p text:style-name="P1">Cassandra uses datacenter1 as the default data center name. Create a keyspace named NTSkeyspace on a single node cluster, for example:</text:p>
      <text:p text:style-name="P15"><text:soft-page-break/></text:p>
      <text:p text:style-name="P15"><text:span text:style-name="Source_20_Text"><text:span text:style-name="T4">CREATE KEYSPACE NTSkeyspace WITH REPLICATION = { 'class' : 'NetworkTopologyStrategy', 'datacenter1' : 1 };</text:span></text:span></text:p>
      <text:p text:style-name="P17"><text:span text:style-name="Source_20_Text"><text:span text:style-name="T9">only replicated to datacenter1 nodes</text:span></text:span></text:p>
      <text:p text:style-name="P17"/>
      <text:p text:style-name="P17"/>
      <text:p text:style-name="P17"/>
      <text:p text:style-name="P17"><text:span text:style-name="Source_20_Text"><text:span text:style-name="T9"/></text:span></text:p>
      <text:p text:style-name="P7">Construct the CREATE KEYSPACE statement using NetworkTopologyStrategy for the class value in the map. Set one or more key-value pairs consisting of the data center name and number of replicas per data center, separated by a colon and enclosed in curly brackets. For example:</text:p>
      <text:p text:style-name="Preformatted_20_Text"><text:span text:style-name="Source_20_Text"><text:span text:style-name="T2">CREATE KEYSPACE "Excalibur"</text:span></text:span></text:p>
      <text:p text:style-name="P15"><text:span text:style-name="Source_20_Text"><text:span text:style-name="T2"><text:s text:c="2"/>WITH REPLICATION = {'class' : 'NetworkTopologyStrategy', 'dc1' : 3, 'dc2' : 2};</text:span></text:span></text:p>
      <text:p text:style-name="P8">replication on two datacenters dc1 and dc2</text:p>
      <text:p text:style-name="P8"/>
      <text:p text:style-name="P8"/>
      <text:p text:style-name="P8">link:<text:a xlink:type="simple" xlink:href="https://docs.datastax.com/en/cassandra/2.1/cassandra/initialize/initializeMultipleDS.html">https://docs.datastax.com/en/cassandra/2.1/cassandra/initialize/initializeMultipleDS.html</text:a></text:p>
      <text:p text:style-name="P8"><text:a xlink:type="simple" xlink:href="https://docs.datastax.com/en/cql/3.1/cql/cql_reference/create_keyspace_r.html">https://docs.datastax.com/en/cql/3.1/cql/cql_reference/create_keyspace_r.html</text:a></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5:15:58.682393207</meta:creation-date>
    <dc:date>2016-11-26T15:39:39.050778434</dc:date>
    <meta:editing-duration>PT19M51S</meta:editing-duration>
    <meta:editing-cycles>3</meta:editing-cycles>
    <meta:generator>LibreOffice/4.2.8.2$Linux_X86_64 LibreOffice_project/420m0$Build-2</meta:generator>
    <meta:document-statistic meta:table-count="0" meta:image-count="0" meta:object-count="0" meta:page-count="3" meta:paragraph-count="52" meta:word-count="390" meta:character-count="2716" meta:non-whitespace-character-count="2358"/>
  </office:meta>
</office:document-meta>
</file>